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Model( int id , Valu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ue.Value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DefaultConstructorTest0.test_non_default_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